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serif" svg:font-family="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35b7e" officeooo:paragraph-rsid="004b4db8"/>
    </style:style>
    <style:style style:name="P3" style:family="paragraph" style:parent-style-name="Text_20_body">
      <style:text-properties officeooo:rsid="00439ceb" officeooo:paragraph-rsid="004b4db8"/>
    </style:style>
    <style:style style:name="P4" style:family="paragraph" style:parent-style-name="Text_20_body">
      <style:text-properties officeooo:rsid="00209684" officeooo:paragraph-rsid="0054518d"/>
    </style:style>
    <style:style style:name="P5" style:family="paragraph" style:parent-style-name="Text_20_body">
      <style:text-properties officeooo:rsid="00209684" officeooo:paragraph-rsid="0058c85b"/>
    </style:style>
    <style:style style:name="P6" style:family="paragraph" style:parent-style-name="Text_20_body">
      <style:text-properties officeooo:rsid="0042cb4f" officeooo:paragraph-rsid="005711ac"/>
    </style:style>
    <style:style style:name="P7" style:family="paragraph" style:parent-style-name="Text_20_body">
      <style:text-properties officeooo:rsid="0042c991" officeooo:paragraph-rsid="005711ac"/>
    </style:style>
    <style:style style:name="P8" style:family="paragraph" style:parent-style-name="Text_20_body">
      <style:text-properties officeooo:rsid="005711ac" officeooo:paragraph-rsid="005711ac"/>
    </style:style>
    <style:style style:name="P9" style:family="paragraph" style:parent-style-name="Text_20_body">
      <style:text-properties officeooo:paragraph-rsid="0060a1d2"/>
    </style:style>
    <style:style style:name="P10" style:family="paragraph" style:parent-style-name="Text_20_body">
      <style:text-properties officeooo:paragraph-rsid="001ce119"/>
    </style:style>
    <style:style style:name="P11" style:family="paragraph" style:parent-style-name="Text_20_body">
      <style:text-properties officeooo:rsid="00638de9" officeooo:paragraph-rsid="00638de9"/>
    </style:style>
    <style:style style:name="P12" style:family="paragraph" style:parent-style-name="First_20_paragraph">
      <style:text-properties officeooo:rsid="002b1095" officeooo:paragraph-rsid="002d6eff"/>
    </style:style>
    <style:style style:name="P13" style:family="paragraph" style:parent-style-name="Standard">
      <style:text-properties officeooo:rsid="0041ca90" officeooo:paragraph-rsid="004b4db8"/>
    </style:style>
    <style:style style:name="P14" style:family="paragraph" style:parent-style-name="Footnote">
      <style:text-properties officeooo:rsid="005b07ae" officeooo:paragraph-rsid="005b07ae"/>
    </style:style>
    <style:style style:name="P15" style:family="paragraph" style:parent-style-name="Footnote">
      <style:text-properties officeooo:rsid="005bda7c" officeooo:paragraph-rsid="005bda7c"/>
    </style:style>
    <style:style style:name="P16" style:family="paragraph" style:parent-style-name="Footnote">
      <style:text-properties officeooo:rsid="00638de9" officeooo:paragraph-rsid="00638de9"/>
    </style:style>
    <style:style style:name="P17" style:family="paragraph" style:parent-style-name="Text_20_body">
      <style:text-properties officeooo:rsid="0052fa90" officeooo:paragraph-rsid="0052fa90"/>
    </style:style>
    <style:style style:name="P18" style:family="paragraph" style:parent-style-name="Text_20_body">
      <style:text-properties officeooo:rsid="001b5d3b" officeooo:paragraph-rsid="00452eea"/>
    </style:style>
    <style:style style:name="P19" style:family="paragraph" style:parent-style-name="Text_20_body">
      <style:text-properties officeooo:rsid="006b004c" officeooo:paragraph-rsid="006b004c"/>
    </style:style>
    <style:style style:name="P20" style:family="paragraph" style:parent-style-name="Text_20_body" style:list-style-name="L1">
      <style:text-properties officeooo:paragraph-rsid="006b004c"/>
    </style:style>
    <style:style style:name="P21" style:family="paragraph" style:parent-style-name="Heading_20_3">
      <style:text-properties officeooo:paragraph-rsid="002a830e"/>
    </style:style>
    <style:style style:name="P22" style:family="paragraph" style:parent-style-name="Footnote">
      <style:text-properties officeooo:rsid="006b004c" officeooo:paragraph-rsid="006b004c"/>
    </style:style>
    <style:style style:name="P23" style:family="paragraph" style:parent-style-name="Footnote">
      <style:text-properties officeooo:rsid="006baec3" officeooo:paragraph-rsid="006baec3"/>
    </style:style>
    <style:style style:name="P24" style:family="paragraph" style:parent-style-name="Footnote">
      <style:text-properties officeooo:rsid="0072d61e" officeooo:paragraph-rsid="0072d61e"/>
    </style:style>
    <style:style style:name="P25" style:family="paragraph" style:parent-style-name="First_20_paragraph" style:list-style-name="L1">
      <style:text-properties officeooo:paragraph-rsid="002b3b63"/>
    </style:style>
    <style:style style:name="T1" style:family="text">
      <style:text-properties officeooo:rsid="001707ea"/>
    </style:style>
    <style:style style:name="T2" style:family="text">
      <style:text-properties style:text-position="super 58%" officeooo:rsid="001707ea"/>
    </style:style>
    <style:style style:name="T3" style:family="text">
      <style:text-properties style:text-position="super 58%" style:font-name="serif" fo:font-size="8pt" style:font-size-asian="8pt" style:font-size-complex="8pt"/>
    </style:style>
    <style:style style:name="T4" style:family="text">
      <style:text-properties officeooo:rsid="0018f960"/>
    </style:style>
    <style:style style:name="T5" style:family="text">
      <style:text-properties officeooo:rsid="001a6124"/>
    </style:style>
    <style:style style:name="T6" style:family="text">
      <style:text-properties officeooo:rsid="001ce119"/>
    </style:style>
    <style:style style:name="T7" style:family="text">
      <style:text-properties officeooo:rsid="003f5a2d"/>
    </style:style>
    <style:style style:name="T8" style:family="text">
      <style:text-properties officeooo:rsid="00401374"/>
    </style:style>
    <style:style style:name="T9" style:family="text">
      <style:text-properties officeooo:rsid="0041ca90"/>
    </style:style>
    <style:style style:name="T10" style:family="text">
      <style:text-properties officeooo:rsid="0042cb4f"/>
    </style:style>
    <style:style style:name="T11" style:family="text">
      <style:text-properties style:text-position="sub 58%"/>
    </style:style>
    <style:style style:name="T12" style:family="text">
      <style:text-properties style:text-position="0% 100%"/>
    </style:style>
    <style:style style:name="T13" style:family="text">
      <style:text-properties style:text-position="0% 100%" officeooo:rsid="004b4db8"/>
    </style:style>
    <style:style style:name="T14" style:family="text">
      <style:text-properties style:text-position="0% 100%" officeooo:rsid="004bdbf4"/>
    </style:style>
    <style:style style:name="T15" style:family="text">
      <style:text-properties style:text-position="0% 100%" officeooo:rsid="004ec344"/>
    </style:style>
    <style:style style:name="T16" style:family="text">
      <style:text-properties style:text-position="0% 100%" officeooo:rsid="004fec66"/>
    </style:style>
    <style:style style:name="T17" style:family="text">
      <style:text-properties style:text-position="0% 100%" officeooo:rsid="00515b98"/>
    </style:style>
    <style:style style:name="T18" style:family="text">
      <style:text-properties style:text-position="0% 100%" officeooo:rsid="00516039"/>
    </style:style>
    <style:style style:name="T19" style:family="text">
      <style:text-properties style:text-position="0% 100%" officeooo:rsid="0054a243"/>
    </style:style>
    <style:style style:name="T20" style:family="text">
      <style:text-properties style:text-position="0% 100%" officeooo:rsid="005711ac"/>
    </style:style>
    <style:style style:name="T21" style:family="text">
      <style:text-properties style:text-position="0% 100%" officeooo:rsid="00435b7e"/>
    </style:style>
    <style:style style:name="T22" style:family="text">
      <style:text-properties style:text-position="0% 100%" officeooo:rsid="005f1a74"/>
    </style:style>
    <style:style style:name="T23" style:family="text">
      <style:text-properties officeooo:rsid="0043e5a1"/>
    </style:style>
    <style:style style:name="T24" style:family="text">
      <style:text-properties officeooo:rsid="00515b98"/>
    </style:style>
    <style:style style:name="T25" style:family="text">
      <style:text-properties officeooo:rsid="0052fa90"/>
    </style:style>
    <style:style style:name="T26" style:family="text">
      <style:text-properties officeooo:rsid="0054518d"/>
    </style:style>
    <style:style style:name="T27" style:family="text">
      <style:text-properties officeooo:rsid="0054a243"/>
    </style:style>
    <style:style style:name="T28" style:family="text">
      <style:text-properties fo:font-weight="normal" style:font-weight-asian="normal" style:font-weight-complex="normal"/>
    </style:style>
    <style:style style:name="T29" style:family="text">
      <style:text-properties fo:font-weight="normal" officeooo:rsid="005711ac" style:font-weight-asian="normal" style:font-weight-complex="normal"/>
    </style:style>
    <style:style style:name="T30" style:family="text">
      <style:text-properties fo:font-weight="normal" officeooo:rsid="0042cb4f" style:font-weight-asian="normal" style:font-weight-complex="normal"/>
    </style:style>
    <style:style style:name="T31" style:family="text">
      <style:text-properties fo:font-weight="normal" officeooo:rsid="00589ac3" style:font-weight-asian="normal" style:font-weight-complex="normal"/>
    </style:style>
    <style:style style:name="T32" style:family="text">
      <style:text-properties fo:font-weight="normal" officeooo:rsid="005ae9c6" style:font-weight-asian="normal" style:font-weight-complex="normal"/>
    </style:style>
    <style:style style:name="T33" style:family="text">
      <style:text-properties officeooo:rsid="005711ac"/>
    </style:style>
    <style:style style:name="T34" style:family="text">
      <style:text-properties officeooo:rsid="0058c85b"/>
    </style:style>
    <style:style style:name="T35" style:family="text">
      <style:text-properties officeooo:rsid="0060a1d2"/>
    </style:style>
    <style:style style:name="T36" style:family="text">
      <style:text-properties style:font-name="serif" fo:font-size="9.75pt"/>
    </style:style>
    <style:style style:name="T37" style:family="text">
      <style:text-properties style:font-name="serif" fo:font-size="8pt" style:font-size-asian="8pt" style:font-size-complex="8pt"/>
    </style:style>
    <style:style style:name="T38" style:family="text">
      <style:text-properties style:font-name="serif" fo:font-size="8pt" officeooo:rsid="005b07ae" style:font-size-asian="8pt" style:font-size-complex="8pt"/>
    </style:style>
    <style:style style:name="T39" style:family="text">
      <style:text-properties officeooo:rsid="0064c989"/>
    </style:style>
    <style:style style:name="T40" style:family="text">
      <style:text-properties officeooo:rsid="006a9016"/>
    </style:style>
    <style:style style:name="T41" style:family="text">
      <style:text-properties officeooo:rsid="006b004c"/>
    </style:style>
    <style:style style:name="T42" style:family="text">
      <style:text-properties officeooo:rsid="002a830e"/>
    </style:style>
    <style:style style:name="T43" style:family="text">
      <style:text-properties officeooo:rsid="00247d76"/>
    </style:style>
    <style:style style:name="T44" style:family="text">
      <style:text-properties officeooo:rsid="006e4a78"/>
    </style:style>
    <style:style style:name="T45" style:family="text">
      <style:text-properties officeooo:rsid="006f5359"/>
    </style:style>
    <style:style style:name="T46" style:family="text">
      <style:text-properties officeooo:rsid="007177e4"/>
    </style:style>
    <style:style style:name="T47" style:family="text">
      <style:text-properties officeooo:rsid="0072190e"/>
    </style:style>
    <style:style style:name="T48" style:family="text">
      <style:text-properties officeooo:rsid="00726e0d"/>
    </style:style>
    <style:style style:name="T49" style:family="text">
      <style:text-properties officeooo:rsid="007428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chine Learning Engineer Nanodegree</text:h>
      <text:h text:style-name="Heading_20_2" text:outline-level="2">Capstone Proposal</text:h>
      <text:p text:style-name="First_20_paragraph"><text:span text:style-name="T1">Luca Veronese</text:span><text:line-break/><text:span text:style-name="T1">February</text:span> <text:span text:style-name="T1">28</text:span><text:span text:style-name="T2">th</text:span>, 20<text:span text:style-name="T1">17</text:span></text:p>
      <text:h text:style-name="Heading_20_3" text:outline-level="3">Domain Background</text:h>
      <text:p text:style-name="Text_20_body">This project aims at the solution of a real world problem I’ve found working for a startup <text:span text:style-name="T4">where</text:span> I am one of the founders. We have developed a <text:span text:style-name="T6">people/object </text:span>localization system <text:span text:style-name="T6">in buildings </text:span>that uses Bluetooth Low Energy (BLE) devices, commonly known as beacons. We use Raspberry Pi 3 devices connected to a network <text:span text:style-name="T4">inside a building </text:span>to sense the beacons in a given area, report the data to a Cloud server and display the location of people/<text:span text:style-name="T23">objects</text:span> in the building on a map. I’d like to use machine learning techniques to improve the localization algorithm in order to provide much better results to the customer.</text:p>
      <text:p text:style-name="P9"><text:span text:style-name="T35">I have analyzed various approaches to similar problems. Many of these approaches are suitable for the case where multiple observations coming from multiple sensors are used to learn a single spatiotemporal function</text:span><text:span text:style-name="T35"><text:note text:id="ftn1" text:note-class="footnote"><text:note-citation>1</text:note-citation><text:note-body><text:p text:style-name="Standard"><text:span text:style-name="T36"><text:s text:c="3"/></text:span><text:span text:style-name="T38">D. Gu and H. Hu, “Spatial Gaussian process regression with mobile sensor networks,” IEEE Transactions on Neural Networks and Learning Systems, vol. 23, no. 8, pp. 1279–1290, 2012.</text:span></text:p></text:note-body></text:note></text:span><text:span text:style-name="T35"> or where multiple input features are provided</text:span><text:span text:style-name="T35"><text:note text:id="ftn2" text:note-class="footnote"><text:note-citation>2</text:note-citation><text:note-body><text:p text:style-name="Standard"><text:span text:style-name="T36"><text:s/></text:span><text:span text:style-name="T37">A. Shareef, Y. Zhu, and M. Musavi, “Localization using neuralnetworks in wireless sensor networks,” in Proceedings of the 1</text:span><text:span text:style-name="T3">st</text:span><text:span text:style-name="T37"> International Conference on Mobile Wireless Middleware, Operating Systems, and Applications, 2008, pp. 1–7.</text:span></text:p></text:note-body></text:note></text:span><text:span text:style-name="T35">. As we will see, my problem is more constrained and simple, so I decided to make a personal proposal for a solution.</text:span></text:p>
      <text:h text:style-name="Heading_20_3" text:outline-level="3">Problem Statement</text:h>
      <text:p text:style-name="P10">BLE<text:note text:id="ftn3" text:note-class="footnote"><text:note-citation>3</text:note-citation><text:note-body><text:p text:style-name="P14">https://www.bluetooth.com/what-is-bluetooth-technology/how-it-works/low-energy</text:p></text:note-body></text:note> devices are known for their inherent imprecision. The signal strength (RSSI<text:note text:id="ftn4" text:note-class="footnote"><text:note-citation>4</text:note-citation><text:note-body><text:p text:style-name="P14">https://blog.bluetooth.com/proximity-and-rssi</text:p></text:note-body></text:note>) is extremely unstable over time and in changing environments. Our application needs to state if a person is present inside a room in a building <text:span text:style-name="T6">with high precision and low latency.</text:span> Oftentimes a beacon is perceived by multiple antennas<text:note text:id="ftn5" text:note-class="footnote"><text:note-citation>5</text:note-citation><text:note-body><text:p text:style-name="P14">Antennas in our case are Raspberry Pi 3 devices</text:p></text:note-body></text:note> on nearby rooms or the signal is intermittent or absent for a <text:span text:style-name="T5">significant </text:span>period of time. <text:span text:style-name="T6">Also the thresholds values for IN/OUT vary from room to room and depend on the furniture inside the room and the location of the Raspberry device.</text:span></text:p>
      <text:p text:style-name="P11">Our problem is to identify when a beacon enters a given room and when it exits the room from the signals received from the antenna located in the room. The beacon emits a signal nearly every second<text:note text:id="ftn6" text:note-class="footnote"><text:note-citation>6</text:note-citation><text:note-body><text:p text:style-name="P16">This is a parameter. Higher signal emission frequency causes more battery drain.</text:p></text:note-body></text:note>, so the sequence of signals received is a time series. We need to detect the enter/exit events indexes in the sequence of observations. Many beacons will concurrently move inside a building and each room will have one antenna. We consider all beacons equal but we need to <text:soft-page-break/>learn a different model for each room since each room has different features (size, furniture, materials, ...). <text:span text:style-name="T39">If two beacons are in the same room at the same time they represent independent time series, each one referring to a different beacon. Our problem is a classification problem where each observation in the time series can be labeled in two ways: IN or OUT, IN meaning inside the room, and OUT outside it. A single time series is defined by a single beacon on a single room from the time the beacon is first detected by the antenna and the time the beacon is no longer detectable by it.</text:span></text:p>
      <text:p text:style-name="P17"><text:span text:style-name="T46">In our current implementation w</text:span>e are using simple moving averages computed over the series to clean the values a bit and stabilize them but this solution is limited. Currently we label all detected signals as IN and only detect an OUT event when the beacon is no longer <text:span text:style-name="T44">detected</text:span> (using a timeout). This is a problem since beacons can be detected when they are significantly far from the room (or in nearby rooms) and signals are <text:span text:style-name="T45">sometimes </text:span>interrupted <text:span text:style-name="T45">for unpredictable time intervals </text:span>even when the beacon is stationary inside the room. This causes many spurious events to be <text:span text:style-name="T48">emitted</text:span>.</text:p>
      <text:h text:style-name="Heading_20_3" text:outline-level="3">Datasets and Inputs</text:h>
      <text:p text:style-name="P18">I will be using the RSSI values measured from antennas as well as the delay in milliseconds between successive measures. I can obtain an arbitrary number of <text:span text:style-name="T45">labeled</text:span> measures for a few use cases making a few changes to the current code (JavaScript on node.js inside the Raspberry Pi). So our input files will have three features: RSSI value, delay from last measure, beacon inside/outside. <text:span text:style-name="T40">The last feature is the feature to be predicted and the class labels are IN and OUT as describe in the previous section. </text:span>This data can easily be obtained from our current instrumentation and there is no privacy problem related to it. This is the data I can obtain on the field. I could think of additional features to add but the purpose of this system is to create an easy to use setup procedure for installers that set these devices up, so I can’t force them to provide additional information like exact positions of objects on a coordinate system.</text:p>
      <text:h text:style-name="Heading_20_3" text:outline-level="3">Solution Statement</text:h>
      <text:p text:style-name="P5">I we had a coordinate system with precise locations for the <text:span text:style-name="T25">Raspberries</text:span> we may use known algorithms for localization like Kalman filters and particle filters<text:note text:id="ftn7" text:note-class="footnote"><text:note-citation>7</text:note-citation><text:note-body><text:p text:style-name="P15">https://www.udacity.com/course/artificial-intelligence-for-robotics--cs373</text:p></text:note-body></text:note>. This may be a solution for other kind of situations but for this specific <text:span text:style-name="T7">use </text:span>case we are <text:span text:style-name="T8">trying to detect an IN/OUT event,</text:span> <text:span text:style-name="T7">we </text:span>have no coordinates <text:span text:style-name="T26">and a single antenna per room</text:span>. <text:span text:style-name="T34">Classical localization algorithms seem not to be a good fit.</text:span></text:p>
      <text:p text:style-name="P5"><text:span text:style-name="T34">The solution I suggest is to </text:span>us<text:span text:style-name="T34">e</text:span> a probabilistic model based on <text:span text:style-name="T8">G</text:span>aussian <text:span text:style-name="T8">distributions. The data I get, being repeated observations of the RSSI over time, should be reasonably distributed as a Gaussian (at least the distribution is symmetric and unimodal if the antenna is placed centrally in the room). </text:span></text:p>
      <text:p text:style-name="P4"><text:span text:style-name="T34">Each </text:span>data <text:span text:style-name="T34">sample </text:span>is a time series where <text:span text:style-name="T34">the </text:span>observations are ordered and time dependent. <text:span text:style-name="T8">W</text:span>e are actually interested in the point in time in which the beacon changes position (inside to outside <text:soft-page-break/>and vice versa). <text:span text:style-name="T9">My idea is to learn the parameters of two normal distributions from a set of IN labelled observations and a set of OUT labelled ones and compare the joint probabilities of N subsequent observations under the two assumptions (represented by the IN and OUT gaussians), computing a comparison metric over a sliding window of time until the metric reaches a threshold that signals the event.</text:span></text:p>
      <text:h text:style-name="Heading_20_3" text:outline-level="3">Benchmark Model</text:h>
      <text:p text:style-name="P8">As a benchmark model I will use the results of our current implemented solution which is not using any probabilistic model and uses some heuristics to detect the event. This will be our baseline for comparing the new model and evaluating its performance.</text:p>
      <text:h text:style-name="Heading_20_3" text:outline-level="3">Evaluation Metrics</text:h>
      <text:p text:style-name="P13">The metric I suggest to implement <text:span text:style-name="T33">for </text:span>the solution model is:</text:p>
      <text:p text:style-name="P2">M = P(IN<text:span text:style-name="T11">1</text:span><text:span text:style-name="T12">,</text:span><text:span text:style-name="T11"> </text:span><text:span text:style-name="T12">IN</text:span><text:span text:style-name="T11">2</text:span><text:span text:style-name="T12">, …, IN</text:span><text:span text:style-name="T11">N</text:span><text:span text:style-name="T12">) / P(OUT</text:span><text:span text:style-name="T11">1</text:span><text:span text:style-name="T12">, OUT</text:span><text:span text:style-name="T11">2</text:span><text:span text:style-name="T12">, …, OUT</text:span><text:span text:style-name="T11">N</text:span><text:span text:style-name="T12">)</text:span></text:p>
      <text:p text:style-name="P3"><text:span text:style-name="T12">where IN</text:span><text:span text:style-name="T11">j </text:span><text:span text:style-name="T12"><text:s/>is the probability of the j-th observation in the current window measured on the IN Gaussian, and OUTj, is the equivalent for the OUT one. </text:span><text:span text:style-name="T13">P(..,...,...) is the joint probability of the observations </text:span><text:span text:style-name="T17">(in the window)</text:span><text:span text:style-name="T13">. </text:span><text:span text:style-name="T21">While </text:span><text:span text:style-name="T12">the beacon is</text:span><text:span text:style-name="T21"> </text:span><text:span text:style-name="T13">"</text:span><text:span text:style-name="T21">IN</text:span><text:span text:style-name="T13">"</text:span><text:span text:style-name="T21">, M should be much greater than 1. If </text:span><text:span text:style-name="T12">the beacon is </text:span><text:span text:style-name="T13">"OUT"</text:span><text:span text:style-name="T21">, M should be much smaller than 1. So M = 1 should be our desired threshold to use to detect the event. </text:span><text:span text:style-name="T19">In practice we will predict IN when M &gt;&gt; 1</text:span><text:span text:style-name="T19"><text:note text:id="ftn9" text:note-class="footnote"><text:note-citation>8</text:note-citation><text:note-body><text:p text:style-name="P24">The symbols &gt;&gt; and &lt;&lt; here are used with the meaning: much greater than, much smaller than.</text:p></text:note-body></text:note></text:span><text:span text:style-name="T19"> and OUT when M &lt;&lt; 1.</text:span></text:p>
      <text:p text:style-name="P7"><text:span text:style-name="T24">F</text:span>rom our <text:span text:style-name="T24">training </text:span>data <text:span text:style-name="T24">we know </text:span>the exact index <text:span text:style-name="T24">in</text:span> the observations sequence at which the IN/OUT event happens. <text:span text:style-name="T33">The</text:span> model must be able to predict that index. <text:span text:style-name="T10">Any deviation between predicted and observed index has to be penalized, as well as any spurious event prediction (predicted by the model but not happened in the observations). Spurious events should be penalized more than lags or leads in event detection since we don’t want the system to behave erratically. In our domain it is acceptable to have a few seconds of delay in the detection of the event. The best model is the one that minimizes this delay without producing spurious events. This two requirements are unfortunately in conflict: the shorter the allowed delay, the higher is the probability to detect a spurious event.</text:span></text:p>
      <text:p text:style-name="P8"><text:span text:style-name="T12">For the benchmark model we can compute the predictions with the current code. For the solution model w</text:span><text:span text:style-name="T13">e will compute the predictions (IN, OUT) from the sequence of observations using a sliding window of N observations. </text:span><text:span text:style-name="T22">I</text:span><text:span text:style-name="T14"> will compute a cost function</text:span><text:span text:style-name="T15"> that accumulates a cost whenever the predicted value differs from the observed one at the same index. Whenever there is a "bounce" in the predicted values (e.g. IN, OUT..., IN) but the actual values are stable for the same indexes (IN...) we will add a spurious event cost. </text:span><text:span text:style-name="T30">The costs we should use for computation are parameters we will have to define somewhat arbitrarily since they are domain specific. </text:span><text:span text:style-name="T31">Th</text:span><text:span text:style-name="T32">e</text:span><text:span text:style-name="T31"> </text:span><text:span text:style-name="T32">resulting</text:span><text:span text:style-name="T31"> function can be applied to both the benchmark and solution model. This makes it easy to compare their relative performance.</text:span></text:p>
      <text:p text:style-name="P6"><text:span text:style-name="T28">The value of N </text:span><text:span text:style-name="T29">in the solution model </text:span><text:span text:style-name="T28">is a hyperparameter that must be learned in order to </text:span><text:soft-page-break/><text:span text:style-name="T28">minimize the </text:span><text:span text:style-name="T31">cost function for the solution model</text:span><text:span text:style-name="T28">. </text:span><text:span text:style-name="T15">I will </text:span><text:span text:style-name="T16">evaluate</text:span><text:span text:style-name="T15"> the </text:span><text:span text:style-name="T20">solution model</text:span><text:span text:style-name="T15"> </text:span><text:span text:style-name="T18">(on the same validation samples) </text:span><text:span text:style-name="T15">for various values of N from 1 to 10 and will choose the value of N that minimizes the cost function.</text:span></text:p>
      <text:h text:style-name="P21" text:outline-level="3">Project Design</text:h>
      <text:p text:style-name="P19">These are the steps I intend to follow:</text:p>
      <text:list xml:id="list3970327065103490318" text:style-name="L1">
        <text:list-item>
          <text:p text:style-name="P25"><text:span text:style-name="T42">implement the data collection so that I can obtain useful samples of the data captured by the antennas. This is a fairly simple programming task but has some requirements outside this project (I need to send the data to a server and have the process controlled from a client device in the hands of field personnel). I can’t release this code but it is not part of the solution. It is intended only to support the data collection phase;</text:span></text:p>
        </text:list-item>
        <text:list-item>
          <text:p text:style-name="P20"><text:span text:style-name="T43">Field personnel will use this simple application to train the system. While inside the room they will walk around while the system collects a sample of observations. After this collection they will make a new collection outside the room in the neighboring areas (corridors and rooms). So we will have two labeled sets of observations to train (estimate) the Gaussians parameters;</text:span></text:p>
        </text:list-item>
        <text:list-item>
          <text:p text:style-name="P20"><text:span text:style-name="T43">We will then collect a few sequences where the personnel will enter/exit the room at various speeds, signaling the exact moment they enter/exit the room</text:span><text:span text:style-name="T43"><text:note text:id="ftn0" text:note-class="footnote"><text:note-citation>9</text:note-citation><text:note-body><text:p text:style-name="P22">They will use the configuration application from a portable computer or mobile phone to signal the position change event</text:p></text:note-body></text:note></text:span><text:span text:style-name="T43">. I will use this data for hyperparameter tuning and validation;</text:span></text:p>
        </text:list-item>
        <text:list-item>
          <text:p text:style-name="P20"><text:span text:style-name="T43">I will then test the model on the field at a customer’s site to see how the system behaves once the model is in operation. I will collect predictions from the benchmark model as well as the new ML based model in order to create a comparison report to determine the improvements provided by the ML based model.</text:span></text:p>
        </text:list-item>
      </text:list>
      <text:p text:style-name="P12"><text:span text:style-name="T41">One last consideration: since </text:span>we have two features<text:span text:style-name="T41"> </text:span>we need to estimate bivariate normal distributions. The two features (RSSI and delay from previous <text:span text:style-name="T34">observation</text:span>) are probably significantly correlated. If the correlation comes out to be very high we may decide to remove the delay feature and go for a univariate normal distribution based on RSSI alone which simplifies things<text:note text:id="ftn8" text:note-class="footnote"><text:note-citation>10</text:note-citation><text:note-body><text:p text:style-name="P23">Choosing <text:span text:style-name="T49">to keep/remove the delay</text:span> <text:span text:style-name="T49">represents</text:span> a trade off between potentially higher variance and potentially higher bias.</text:p></text:note-body></text:note>. On the other hand, if the delay provides significant additional information we will make use of it <text:span text:style-name="T27">and implement bivariate normal distrib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serif" svg:font-family="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3-06T20:14:24.013125067</dc:date>
    <meta:editing-duration>PT21H2M40S</meta:editing-duration>
    <meta:editing-cycles>60</meta:editing-cycles>
    <meta:generator>LibreOffice/5.1.6.2$Linux_X86_64 LibreOffice_project/10m0$Build-2</meta:generator>
    <meta:document-statistic meta:table-count="0" meta:image-count="0" meta:object-count="0" meta:page-count="4" meta:paragraph-count="43" meta:word-count="1911" meta:character-count="11349" meta:non-whitespace-character-count="9481"/>
  </office:meta>
</office:document-meta>
</file>